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1cm" svg:height="17.743cm" svg:x="23.624cm" svg:y="0.85cm">
            <draw:object draw:notify-on-update-of-ranges="Sheet1.H3:Sheet1.H23 Sheet1.I3:Sheet1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HTM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mited experience</text:p>
          </table:table-cell>
          <table:table-cell table:number-columns-repeated="3"/>
          <table:table-cell office:value-type="string" calcext:value-type="string">
            <text:p>TypeScrip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ome experience</text:p>
          </table:table-cell>
          <table:table-cell table:number-columns-repeated="3"/>
          <table:table-cell office:value-type="string" calcext:value-type="string">
            <text:p>Re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ood knowledge</text:p>
          </table:table-cell>
          <table:table-cell table:number-columns-repeated="3"/>
          <table:table-cell office:value-type="string" calcext:value-type="string">
            <text:p>Backb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etent</text:p>
          </table:table-cell>
          <table:table-cell table:number-columns-repeated="3"/>
          <table:table-cell office:value-type="string" calcext:value-type="string">
            <text:p>V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ep Understanding</text:p>
          </table:table-cell>
          <table:table-cell table:number-columns-repeated="3"/>
          <table:table-cell office:value-type="string" calcext:value-type="string">
            <text:p>Svel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a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ocke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Jenki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in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raph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H3:Sheet1.I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08:57:37.688124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12:35:25.903450181</meta:creation-date>
    <dc:date>2020-03-15T09:06:36.497834767</dc:date>
    <meta:editing-duration>PT1H55M46S</meta:editing-duration>
    <meta:editing-cycles>8</meta:editing-cycles>
    <meta:generator>LibreOffice/6.3.5.2$Linux_X86_64 LibreOffice_project/30$Build-2</meta:generator>
    <meta:document-statistic meta:table-count="1" meta:cell-count="5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252121" draw:opacity="0%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 svg:stroke-opacity="40%"/>
      <style:text-properties fo:color="#aeaeae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aeaeae" svg:stroke-opacity="40%"/>
      <style:text-properties fo:color="#aeaeae" fo:font-size="10pt" style:font-size-asian="10pt" style:font-size-complex="10pt"/>
    </style:style>
    <style:style style:name="ch5" style:family="chart">
      <style:graphic-properties svg:stroke-color="#b3b3b3" svg:stroke-opacity="85%"/>
    </style:style>
    <style:style style:name="ch6" style:family="chart" style:data-style-name="N0">
      <style:chart-properties chart:symbol-type="none" chart:link-data-style-to-source="true"/>
      <style:graphic-properties svg:stroke-width="0.12cm" svg:stroke-color="#0dc7c3" draw:fill-color="#0dc7c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01cm" svg:height="17.744cm" xlink:href=".." xlink:type="simple" chart:class="chart:radar" chart:style-name="ch1">
        <chart:plot-area chart:style-name="ch2" table:cell-range-address="Sheet1.H3:Sheet1.I23" chart:data-source-has-labels="column" svg:x="0.561cm" svg:y="0.683cm" svg:width="18.461cm" svg:height="16.661cm">
          <chartooo:coordinate-region svg:x="3.013cm" svg:y="2.019cm" svg:width="14.079cm" svg:height="14.079cm"/>
          <chart:axis chart:dimension="x" chart:name="primary-x" chart:style-name="ch3" chartooo:axis-type="auto">
            <chartooo:date-scale/>
            <chart:categories table:cell-range-address="Sheet1.H3:Sheet1.H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23" chart:class="chart:rad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HTML</text:p>
                <draw:g>
                  <svg:desc>Sheet1.H3:Sheet1.H23</svg:desc>
                </draw:g>
              </table:table-cell>
              <table:table-cell office:value-type="float" office:value="4">
                <text:p>4</text:p>
                <draw:g>
                  <svg:desc>Sheet1.I3:Sheet1.I23</svg:desc>
                </draw:g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ckbo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vel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as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ck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enkin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raphQ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